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a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a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b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b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2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2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3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3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BS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jgru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jGru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com_s8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com_s8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1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1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1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1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24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24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or6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OR6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rada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rada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rada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0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0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2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2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3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3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5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5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7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7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at_s8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AT_S8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com_traffic_sign_dir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com_traffic_sign_dir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p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P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p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P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r1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R1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fr3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FR3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lez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LEZ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motorwa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motorwa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5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5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1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7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a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a_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nclin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a</text:p>
          </table:table-cell>
          <table:table-cell office:value-type="string" calcext:value-type="string">
            <text:p>", "incline": "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a_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0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0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0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7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6b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6b_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6b</text:p>
          </table:table-cell>
          <table:table-cell office:value-type="string" calcext:value-type="string">
            <text:p>", "incline": "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6b_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7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7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1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1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0ap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0aP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2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3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9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9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primar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1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2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2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3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4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4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4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5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5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5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6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6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6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7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8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8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8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7_9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7_9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rating:hgv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7</text:p>
          </table:table-cell>
          <table:table-cell office:value-type="string" calcext:value-type="string">
            <text:p>", "maxweightrating:hgv ": "</text:p>
          </table:table-cell>
          <table:table-cell office:value-type="string" calcext:value-type="string">
            <text:p>9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7_9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1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1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1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1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2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3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3.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3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5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5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5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6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6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6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7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1_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1_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1</text:p>
          </table:table-cell>
          <table:table-cell office:value-type="string" calcext:value-type="string">
            <text:p>", "maxweight": "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1_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2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2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2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axleloa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2</text:p>
          </table:table-cell>
          <table:table-cell office:value-type="string" calcext:value-type="string">
            <text:p>", "maxaxleload": "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2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length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maxlength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length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maxlength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3_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3_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length 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3</text:p>
          </table:table-cell>
          <table:table-cell office:value-type="string" calcext:value-type="string">
            <text:p>", "maxlength": "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3_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2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2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2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2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3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3.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3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4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4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4_4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wid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4</text:p>
          </table:table-cell>
          <table:table-cell office:value-type="string" calcext:value-type="string">
            <text:p>", "maxwidth": "</text:p>
          </table:table-cell>
          <table:table-cell office:value-type="string" calcext:value-type="string">
            <text:p>4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4_4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2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2.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3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3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3.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3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7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8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4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4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4.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4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5.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5.2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5.3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5.4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5.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5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5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string" calcext:value-type="string">
            <text:p>5.9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5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205_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205_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heigh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205</text:p>
          </table:table-cell>
          <table:table-cell office:value-type="string" calcext:value-type="string">
            <text:p>", "maxheight": "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205_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min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mindistance": "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mindistance": "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mindistance": "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0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0_8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0</text:p>
          </table:table-cell>
          <table:table-cell office:value-type="string" calcext:value-type="string">
            <text:p>", "mindistance": "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0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3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1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14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1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3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4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8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1_9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1</text:p>
          </table:table-cell>
          <table:table-cell office:value-type="string" calcext:value-type="string">
            <text:p>", "maxspeed": "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1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8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8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3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3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0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0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1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1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3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3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7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7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7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7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3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8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1_9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1</text:p>
          </table:table-cell>
          <table:table-cell office:value-type="string" calcext:value-type="string">
            <text:p>", "minspeed": "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1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4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4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3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4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8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1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1_9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1</text:p>
          </table:table-cell>
          <table:table-cell office:value-type="string" calcext:value-type="string">
            <text:p>", "max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1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min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3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min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min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min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min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506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506_9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implicit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506</text:p>
          </table:table-cell>
          <table:table-cell office:value-type="string" calcext:value-type="string">
            <text:p>", "minspeed": "</text:p>
          </table:table-cell>
          <table:table-cell office:value-type="string" calcext:value-type="string">
            <text:p>implicit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506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ruta_europe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Ruta_europe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distance": "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2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distance": "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distance": "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0_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0</text:p>
          </table:table-cell>
          <table:table-cell office:value-type="string" calcext:value-type="string">
            <text:p>", "distance": "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0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1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distance": "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distance": "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distance": "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4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distance": "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5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5_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5</text:p>
          </table:table-cell>
          <table:table-cell office:value-type="string" calcext:value-type="string">
            <text:p>", "distance": "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5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6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7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8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0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09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0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1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distance": "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distance": "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distance": "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0_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0</text:p>
          </table:table-cell>
          <table:table-cell office:value-type="string" calcext:value-type="string">
            <text:p>", "distance": "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0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distance": "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1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distance": "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distance": "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2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distance": "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distance": "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1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1_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1</text:p>
          </table:table-cell>
          <table:table-cell office:value-type="string" calcext:value-type="string">
            <text:p>", "distance": "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1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2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3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4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5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6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7</text:p>
          </table:table-cell>
          <table:table-cell table:number-columns-repeated="4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distance": "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1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distance": "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distance": "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2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distance": "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distance": "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4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distance": "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distance": "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8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8_8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8</text:p>
          </table:table-cell>
          <table:table-cell office:value-type="string" calcext:value-type="string">
            <text:p>", "distance": "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8_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5d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5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7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7_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7</text:p>
          </table:table-cell>
          <table:table-cell office:value-type="string" calcext:value-type="string">
            <text:p>", "distance": "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7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1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1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2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4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6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7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8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2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2_9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2</text:p>
          </table:table-cell>
          <table:table-cell office:value-type="string" calcext:value-type="string">
            <text:p>", "distance": "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2_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35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35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42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42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6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6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td_n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Td_N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6ti_n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6Ti_N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7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7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0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0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2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2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5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5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6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6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37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37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4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4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minspeed:lanes:forwar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5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6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a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a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a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7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a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minspeed:lanes:forwar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6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b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b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b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7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b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c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, "minspeed:lanes:forwar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minspeed:lanes:forwar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5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6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d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d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d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7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d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minspeed:lanes:forward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5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6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0e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0e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inspeed:lanes:forward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0e</text:p>
          </table:table-cell>
          <table:table-cell office:value-type="string" calcext:value-type="string">
            <text:p>", "minspeed:lanes:forward": "</text:p>
          </table:table-cell>
          <table:table-cell office:value-type="string" calcext:value-type="string">
            <text:p>70|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0e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3c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3c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575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575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0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0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1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1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2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2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2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2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4a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4a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64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64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b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b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b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b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f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f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2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3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4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6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7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8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7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7_9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maxspeed:advisory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7</text:p>
          </table:table-cell>
          <table:table-cell office:value-type="string" calcext:value-type="string">
            <text:p>", "maxspeed:advisory": "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7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e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e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1km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1km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1km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2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3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3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4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4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4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4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4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4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5km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5km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5km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6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6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6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7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7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7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8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8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8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00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00_9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00</text:p>
          </table:table-cell>
          <table:table-cell office:value-type="string" calcext:value-type="string">
            <text:p>", "distance": "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00_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1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1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1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2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2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2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3500_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3500_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3500_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4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4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4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42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42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42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10_5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10_5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10</text:p>
          </table:table-cell>
          <table:table-cell office:value-type="string" calcext:value-type="string">
            <text:p>", "length": "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<text:s/>m</text:p>
          </table:table-cell>
          <table:table-cell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10_5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2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2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0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0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0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1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1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1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2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2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2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3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3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3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5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40_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40_900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40</text:p>
          </table:table-cell>
          <table:table-cell office:value-type="string" calcext:value-type="string">
            <text:p>", "distance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40_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1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1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2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2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53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53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1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1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1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8_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8_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8_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0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0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1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1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2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2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3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3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4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4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5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5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6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6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7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7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8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8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990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990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secondar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ertiary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ertiary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p18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p18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raffic_sign_dir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raffic_sign_dir</text:p>
          </table:table-cell>
          <table:table-cell office:value-type="string" calcext:value-type="string">
            <text:p>"},~</text:p>
          </table:table-cell>
        </table:table-row>
        <table:table-row table:style-name="ro1">
          <table:table-cell office:value-type="string" calcext:value-type="string">
            <text:p>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: {"icon": "", "fields": [""], "geometry": ["point"], "terms": ["traffic", "forward", "backward", "</text:p>
          </table:table-cell>
          <table:table-cell office:value-type="string" calcext:value-type="string">
            <text:p>trunk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, "searchable": true, "tags": {"traffic_sign:forward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, "traffic_sign:backward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, "": "</text:p>
          </table:table-cell>
          <table:table-cell table:number-columns-repeated="3"/>
          <table:table-cell office:value-type="string" calcext:value-type="string">
            <text:p>", "side": ""}, "name": "</text:p>
          </table:table-cell>
          <table:table-cell office:value-type="string" calcext:value-type="string">
            <text:p>ES:trunk</text:p>
          </table:table-cell>
          <table:table-cell office:value-type="string" calcext:value-type="string">
            <text:p>"},~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a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0">00/00/0000</text:date>, <text:time style:data-style-name="N2" text:time-value="08:35:51.246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01:01:02.859000000</meta:creation-date>
    <dc:date>2019-03-10T12:31:38.890000000</dc:date>
    <meta:editing-duration>PT34M20S</meta:editing-duration>
    <meta:editing-cycles>8</meta:editing-cycles>
    <meta:generator>LibreOffice/6.1.4.2$Windows_x86 LibreOffice_project/9d0f32d1f0b509096fd65e0d4bec26ddd1938fd3</meta:generator>
    <meta:document-statistic meta:table-count="1" meta:cell-count="9451" meta:object-count="0"/>
  </office:meta>
</office:document-meta>
</file>